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5">
      <style:paragraph-properties fo:margin-left="0.5in" fo:margin-right="0in" fo:text-indent="0in" style:auto-text-indent="fals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9" style:family="paragraph" style:parent-style-name="Heading_20_1" style:master-page-name="First_20_Page">
      <style:paragraph-properties style:page-number="auto"/>
    </style:style>
    <style:style style:name="P3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1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32" style:family="paragraph">
      <style:paragraph-properties style:writing-mode="lr-tb"/>
    </style:style>
    <style:style style:name="P3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11579136" text:id="ct311579136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xml:id="ct302533920" text:id="ct302533920">
          <text:insertion>
            <office:change-info>
              <dc:creator>Bob Jacobsen</dc:creator>
              <dc:date>2012-05-20T19:29:00</dc:date>
            </office:change-info>
          </text:insertion>
        </text:changed-region>
        <text:changed-region xml:id="ct315752224" text:id="ct315752224">
          <text:insertion>
            <office:change-info>
              <dc:creator>Bob Jacobsen</dc:creator>
              <dc:date>2012-05-20T19:30:00</dc:date>
            </office:change-info>
          </text:insertion>
        </text:changed-region>
        <text:changed-region xml:id="ct311579232" text:id="ct311579232">
          <text:insertion>
            <office:change-info>
              <dc:creator>Bob Jacobsen</dc:creator>
              <dc:date>2012-04-22T16:17:00</dc:date>
            </office:change-info>
          </text:insertion>
        </text:changed-region>
        <text:changed-region xml:id="ct302550928" text:id="ct302550928">
          <text:insertion>
            <office:change-info>
              <dc:creator>Bob Jacobsen</dc:creator>
              <dc:date>2012-04-22T16:18:00</dc:date>
            </office:change-info>
          </text:insertion>
        </text:changed-region>
        <text:changed-region xml:id="ct319431200" text:id="ct319431200">
          <text:insertion>
            <office:change-info>
              <dc:creator>Bob Jacobsen</dc:creator>
              <dc:date>2012-05-20T19:30:00</dc:date>
            </office:change-info>
          </text:insertion>
        </text:changed-region>
        <text:changed-region xml:id="ct352639088" text:id="ct352639088">
          <text:insertion>
            <office:change-info>
              <dc:creator>Bob Jacobsen</dc:creator>
              <dc:date>2012-05-20T19:36:00</dc:date>
            </office:change-info>
          </text:insertion>
        </text:changed-region>
        <text:changed-region xml:id="ct352862224" text:id="ct352862224">
          <text:insertion>
            <office:change-info>
              <dc:creator>Bob Jacobsen</dc:creator>
              <dc:date>2012-05-20T19:31:00</dc:date>
            </office:change-info>
          </text:insertion>
        </text:changed-region>
        <text:changed-region xml:id="ct311463776" text:id="ct311463776">
          <text:insertion>
            <office:change-info>
              <dc:creator>Bob Jacobsen</dc:creator>
              <dc:date>2012-05-20T19:35:00</dc:date>
            </office:change-info>
          </text:insertion>
        </text:changed-region>
        <text:changed-region xml:id="ct814657616" text:id="ct814657616">
          <text:insertion>
            <office:change-info>
              <dc:creator>Bob Jacobsen</dc:creator>
              <dc:date>2012-05-20T19:36:00</dc:date>
            </office:change-info>
          </text:insertion>
        </text:changed-region>
        <text:changed-region xml:id="ct311579328" text:id="ct311579328">
          <text:insertion>
            <office:change-info>
              <dc:creator>Bob Jacobsen</dc:creator>
              <dc:date>2010-10-13T22:18:00</dc:date>
            </office:change-info>
          </text:insertion>
        </text:changed-region>
        <text:changed-region xml:id="ct311579424" text:id="ct311579424">
          <text:deletion>
            <office:change-info>
              <dc:creator>Bob Jacobsen</dc:creator>
              <dc:date>2010-10-08T18:29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315228314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change-start text:change-id="ct311579136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 (includes aspects of moving on and off CAN to other forms)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1921696252" text:style-name="L2">
        <text:list-item>
          <text:p text:style-name="P17">The OpenLCB Frame Transfer Specification, which specifies …</text:p>
        </text:list-item>
        <text:list-item>
          <text:p text:style-name="P17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1516436487" text:style-name="L3">
        <text:list-item>
          <text:p text:style-name="P18">OpenLCB Common Information Technical Note</text:p>
        </text:list-item>
      </text:list>
      <text:h text:style-name="Heading_20_1" text:outline-level="1">States</text:h>
      <text:p text:style-name="Standard">The message network layer in an OpenLCB-CAN node has two states: </text:p>
      <text:list xml:id="list2133694416" text:style-name="L4">
        <text:list-item>
          <text:p text:style-name="P19">Uninitialized</text:p>
        </text:list-item>
        <text:list-item>
          <text:p text:style-name="P19">Initialized</text:p>
        </text:list-item>
      </text:list>
      <text:p text:style-name="Standard">Nodes shall start in the Uninitialized state.</text:p>
      <text:p text:style-name="Standard">A node in the Uninitialized state may transmit an Initialization Complete message. <text:s/>A node in the Unitialized state shall not transmit any other message type.</text:p>
      <text:p text:style-name="Standard">A node in <text:span text:style-name="T6">the</text:span> Initialized state may transmit any message type.</text:p>
      <text:p text:style-name="Standard"><text:soft-page-break/></text:p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span text:style-name="T6">the</text:span> frame, the format and contents of which is defined in this section. <text:s/>There are two formats, indicated by the most significant bit of the variable field.</text:p>
      <text:p text:style-name="Standard">(refer back to the general standard, where most of the content is)</text:p>
      <text:p text:style-name="Standard">(Needs to discuss structure of CAN MTI, so that equipment can count on the long-term-stable parts of that)</text:p>
      <text:p text:style-name="Standard">(The following bits about addressing are somewhat overlapping with the frame-level, which is where addressed vs non-addressed is structured for CAN)</text:p>
      <text:p text:style-name="Standard"/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11">Message Type Indicator: 0x</text:p>
      <text:p text:style-name="P11">Destination address present: No</text:p>
      <text:p text:style-name="P11">Simple subset: </text:p>
      <text:p text:style-name="P11">Priority group: </text:p>
      <text:p text:style-name="P11">Content: Node ID of the sending node</text:p>
      <text:p text:style-name="P12">CAN frame format: </text:p>
      <text:h text:style-name="Heading_20_3" text:outline-level="3">Verify Node ID</text:h>
      <text:p text:style-name="P11">Message Type Indicator: 0x</text:p>
      <text:p text:style-name="P11">Destination address present: Both yes and no</text:p>
      <text:p text:style-name="P11"><text:soft-page-break/>Simple subset: </text:p>
      <text:p text:style-name="P11">Priority group: </text:p>
      <text:p text:style-name="P11">Content: </text:p>
      <text:p text:style-name="P12">CAN frame format: </text:p>
      <text:h text:style-name="Heading_20_3" text:outline-level="3">Verified Node ID</text:h>
      <text:p text:style-name="P11">Message Type Indicator: 0x</text:p>
      <text:p text:style-name="P11">Destination address present: No (space reasons originally, but these no longer apply?)</text:p>
      <text:p text:style-name="P11">Simple subset: </text:p>
      <text:p text:style-name="P11">Priority group: </text:p>
      <text:p text:style-name="P11">Content: NID of the sending node – this is sent in full 48 bit format in all wire protocols, even if an alternate form or alias is available elsewhere in the message</text:p>
      <text:p text:style-name="P12">CAN frame format: </text:p>
      <text:h text:style-name="Heading_20_3" text:outline-level="3">Optional Interaction Rejected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1894208462" text:style-name="L5">
        <text:list-item>
          <text:p text:style-name="P25">Mandatory most recent MTI (2 bytes)</text:p>
        </text:list-item>
        <text:list-item>
          <text:p text:style-name="P25">Mandatory error code (TBD) </text:p>
        </text:list-item>
        <text:list-item>
          <text:p text:style-name="P25">Optional data content (TBD)</text:p>
        </text:list-item>
      </text:list>
      <text:p text:style-name="P12">CAN frame format: </text:p>
      <text:h text:style-name="Heading_20_3" text:outline-level="3">Terminate Due to Error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1394252591" text:continue-numbering="true" text:style-name="L5">
        <text:list-item>
          <text:p text:style-name="P25">Mandatory most recent MTI <text:s/>(2 bytes)</text:p>
        </text:list-item>
        <text:list-item>
          <text:p text:style-name="P25"><text:soft-page-break/>Mandatory error code (TBD) </text:p>
        </text:list-item>
        <text:list-item>
          <text:p text:style-name="P25">Optional data content (TBD)</text:p>
        </text:list-item>
      </text:list>
      <text:p text:style-name="P12">CAN frame format: </text:p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Node Initialization</text:h>
      <text:p text:style-name="Standard">Newly functional nodes, once their start-up is complete and they are fully operational, including having the frame transfer layer in “Permitted state”, shall send an "Initialization Complete" message and enter Initialized state.</text:p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all not transmit any further messages until reset because this message will be received at the other duplicate-ID node(s), resulting in additional “Duplicate Source ID detected” global events and causing a possible message loop.</text:p>
      <text:h text:style-name="Heading_20_2" text:outline-level="2">Node ID Discovery</text:h>
      <text:p text:style-name="Standard">Upon receipt of a Verify Node ID Number message addressed to it, or an unaddressed Verify Node ID Number message, a node must reply with an unaddressed Verified Node ID Number message.</text:p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Reject Addressed Optional Interaction</text:h>
      <text:list xml:id="list1238134062" text:style-name="L6">
        <text:list-item>
          <text:p text:style-name="P20">Node A receives an addressed message from Node B that carries Node A's NID. </text:p>
        </text:list-item>
      </text:list>
      <text:list xml:id="list1924220607" text:style-name="L7">
        <text:list-item>
          <text:p text:style-name="P21">The MTI indicates the start of an optional interaction. </text:p>
        </text:list-item>
      </text:list>
      <text:list xml:id="list993598032" text:style-name="L8">
        <text:list-item>
          <text:p text:style-name="P22">If Node A does not want to take part in the optional interaction, it shall send an Optional Interaction Rejected message addressed to Node B with the original MTI in the message content. </text:p>
        </text:list-item>
      </text:list>
      <text:p text:style-name="Standard">The message content also contains an optional reason code and an optional data value. The use of these fields is to be defined. </text:p>
      <text:h text:style-name="Heading_20_3" text:outline-level="3"><text:soft-page-break/>Reject Unaddressed Optional Interaction</text:h>
      <text:list xml:id="list143381108" text:style-name="L9">
        <text:list-item>
          <text:p text:style-name="P23">Node A receives an unaddressed message from Node B. </text:p>
        </text:list-item>
        <text:list-item>
          <text:p text:style-name="P23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h text:style-name="Heading_20_3" text:outline-level="3">Reject Addressed Standard Interaction Due to Error</text:h>
      <text:list xml:id="list2051210225" text:style-name="L10">
        <text:list-item>
          <text:p text:style-name="P24">Node A is taking part in an addressed interaction with Node B. Either node may be able to send the next message.</text:p>
        </text:list-item>
        <text:list-item>
          <text:p text:style-name="P24">Some error condition prevents Node A from continuing the interaction. </text:p>
        </text:list-item>
        <text:list-item>
          <text:p text:style-name="P24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><text:change-end text:change-id="ct311579136"/><text:change-start text:change-id="ct302533920"/>Nodes must handle messages of this type that arrive without MTIs and error code info<text:change-end text:change-id="ct302533920"/><text:change-start text:change-id="ct315752224"/>rmation.<text:change-end text:change-id="ct315752224"/><text:change-start text:change-id="ct311579232"/></text:p>
      <text:p text:style-name="Standard">Needs definition of a permanent vs temporary bi<text:change-end text:change-id="ct311579232"/><text:change-start text:change-id="ct302550928"/>t in the error code information (consider choosing bits in a similar way to the datagram definitions)<text:change-end text:change-id="ct302550928"/><text:change-start text:change-id="ct319431200"/></text:p>
      <text:h text:style-name="Heading_20_3" text:outline-level="3">Delays and Timeouts</text:h>
      <text:p text:style-name="Standard">Nodes shall send messages required by OpenLCB protocols within 750 msec unless otherwise indicated in <text:span text:style-name="T6">the</text:span> documentation for the specific protocol interaction.</text:p>
      <text:p text:style-name="Standard">Nodes may, but are not required to<text:change-end text:change-id="ct319431200"/><text:change-start text:change-id="ct352639088"/>,<text:change-end text:change-id="ct352639088"/><text:change-start text:change-id="ct352862224"/> use a timeout mechanism to protect against messages lost due to malfunctions. <text:s/><text:change-end text:change-id="ct352862224"/><text:change-start text:change-id="ct311463776"/>Such a timeout shall <text:change-end text:change-id="ct311463776"/><text:change-start text:change-id="ct814657616"/>not be shorter than 3 seconds. <text:change-end text:change-id="ct814657616"/><text:change-start text:change-id="ct311579328"/></text:p>
      <text:p text:style-name="P1"><text:change-end text:change-id="ct311579328"/><text:change text:change-id="ct31157942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States<text:tab/>1</text:p>
          <text:p text:style-name="P13"><text:s/>5 Message Format (Normative)<text:tab/>2</text:p>
          <text:p text:style-name="P14"><text:s/>5.1 Global (non-addressed) messages<text:tab/>2</text:p>
          <text:p text:style-name="P14"><text:s/>5.2 Addressed messages<text:tab/>2</text:p>
          <text:p text:style-name="P13"><text:s/>6 Messages (Normative)<text:tab/>2</text:p>
          <text:p text:style-name="P15"><text:s/>6.1.1 Initialization Complete<text:tab/>2</text:p>
          <text:p text:style-name="P15"><text:s/>6.1.2 Verify Node ID<text:tab/>2</text:p>
          <text:p text:style-name="P15"><text:s/>6.1.3 Verified Node ID<text:tab/>2</text:p>
          <text:p text:style-name="P15"><text:s/>6.1.4 Optional Interaction Rejected<text:tab/>3</text:p>
          <text:p text:style-name="P15"><text:s/>6.1.5 Terminate Due to Error<text:tab/>3</text:p>
          <text:p text:style-name="P13"><text:s/>7 Interactions (Normative)<text:tab/>3</text:p>
          <text:p text:style-name="P14"><text:s/>7.1 Node Initialization<text:tab/>4</text:p>
          <text:p text:style-name="P14"><text:s/>7.2 Duplicate Node ID Detection<text:tab/>4</text:p>
          <text:p text:style-name="P14"><text:s/>7.3 Node ID Discovery<text:tab/>4</text:p>
          <text:p text:style-name="P14"><text:s/>7.4 Error Handling<text:tab/>4</text:p>
          <text:p text:style-name="P15"><text:s/>7.4.1 Reject Addressed Optional Interaction<text:tab/>5</text:p>
          <text:p text:style-name="P15"><text:s/>7.4.2 Reject Unaddressed Optional Interaction<text:tab/>5</text:p>
          <text:p text:style-name="P15"><text:s/>7.4.3 Reject Addressed Standard Interaction Due to Error<text:tab/>5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11545696" text:id="ct31154569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311545824" text:id="ct31154582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5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311545696"/><text:change-start text:change-id="ct311545824"/>OpenLCB-CAN Message Network Standard<text:change-end text:change-id="ct311545824"/></text:p>
      </style:header>
      <style:footer>
        <text:tracked-changes>
          <text:changed-region xml:id="ct311545408" text:id="ct3115454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311539568" text:id="ct311539568">
            <text:insertion>
              <office:change-info>
                <dc:creator>Bob Jacobsen</dc:creator>
                <dc:date>2011-07-23T20:10:00</dc:date>
              </office:change-info>
            </text:insertion>
          </text:changed-region>
        </text:tracked-changes>
        <text:p text:style-name="MP4"><text:change text:change-id="ct311545408"/><text:change-start text:change-id="ct31153956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311539568"/><text:span text:style-name="MT3"><text:tab/>Page </text:span><text:span text:style-name="Page_20_Number"><text:span text:style-name="MT3"><text:page-number text:select-page="current">4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5-20T19:36:50.99">5/20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44002736" text:id="ct54400273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319190048" text:id="ct31919004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319537952" text:id="ct319537952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xml:id="ct319414016" text:id="ct319414016">
            <text:deletion>
              <office:change-info>
                <dc:creator>Bob Jacobsen</dc:creator>
                <dc:date>2010-10-08T18:28:00</dc:date>
              </office:change-info>
              <text:p text:style-name="MP7">(title)</text:p>
            </text:deletion>
          </text:changed-region>
          <text:changed-region xml:id="ct319451920" text:id="ct319451920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xml:id="ct190519360" text:id="ct19051936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813805120" text:id="ct813805120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814244512" text:id="ct81424451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814330208" text:id="ct81433020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44002736"/><text:change-start text:change-id="ct319190048"/>OpenLCB St<text:change-end text:change-id="ct319190048"/><text:change-start text:change-id="ct319537952"/>andard<text:change-end text:change-id="ct3195379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319414016"/><text:change-start text:change-id="ct319451920"/>OpenLCB-CAN Message Network<text:change-end text:change-id="ct31945192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90519360"/><text:change-start text:change-id="ct813805120"/><text:date style:data-style-name="N75" text:date-value="2012-05-20T19:36:50.99">May 20, 2012</text:date><text:change-end text:change-id="ct813805120"/></text:p>
            </table:table-cell>
            <table:table-cell table:style-name="Table1.C1" office:value-type="string">
              <text:p text:style-name="MP7"><text:change text:change-id="ct814244512"/><text:change-start text:change-id="ct814330208"/>Preliminary<text:change-end text:change-id="ct814330208"/></text:p>
            </table:table-cell>
          </table:table-row>
        </table:table>
        <text:p text:style-name="Header"/>
      </style:header>
      <style:footer>
        <text:tracked-changes>
          <text:changed-region xml:id="ct81448928" text:id="ct81448928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and A. Shepherd</text:span></text:p>
            </text:deletion>
          </text:changed-region>
          <text:changed-region xml:id="ct322337152" text:id="ct32233715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81448448" text:id="ct81448448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81448608" text:id="ct8144860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81448816" text:id="ct81448816">
            <text:deletion>
              <office:change-info>
                <dc:creator>Bob Jacobsen</dc:creator>
                <dc:date>2011-07-23T20:10:00</dc:date>
              </office:change-info>
              <text:p text:style-name="MP8"><text:span text:style-name="MT5">Copyright 20</text:span></text:p>
            </text:deletion>
          </text:changed-region>
          <text:changed-region xml:id="ct81596672" text:id="ct81596672">
            <text:insertion>
              <office:change-info>
                <dc:creator>Bob Jacobsen</dc:creator>
                <dc:date>2011-07-23T20:10:00</dc:date>
              </office:change-info>
            </text:insertion>
          </text:changed-region>
        </text:tracked-changes>
        <text:p text:style-name="MP8"><text:change text:change-id="ct81448928"/><text:change text:change-id="ct322337152"/><text:change text:change-id="ct81448448"/><text:change text:change-id="ct81448608"/><text:change text:change-id="ct81448816"/><text:change-start text:change-id="ct81596672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81596672"/><text:span text:style-name="MT5"><text:tab/></text:span><text:span text:style-name="MT6">Page </text:span><text:span text:style-name="Page_20_Number"><text:span text:style-name="MT6"><text:page-number text:select-page="current">4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5-20T19:36:50.99">5/20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103</meta:editing-cycles>
    <meta:editing-duration>PT14H28M30S</meta:editing-duration>
    <meta:generator>OpenOffice.org/3.3$Unix OpenOffice.org_project/330m20$Build-9567</meta:generator>
    <dc:date>2012-05-20T19:36:51</dc:date>
    <dc:creator>Bob Jacobsen</dc:creator>
    <meta:keyword>OpenLCB-CAN Message Network</meta:keyword>
    <meta:document-statistic meta:table-count="1" meta:image-count="1" meta:object-count="0" meta:page-count="6" meta:paragraph-count="150" meta:word-count="1425" meta:character-count="8943"/>
    <meta:user-defined meta:name="Info 1"/>
    <meta:user-defined meta:name="Info 2"/>
    <meta:user-defined meta:name="Info 3"/>
    <meta:user-defined meta:name="Info 4"/>
  </office:meta>
</office:document-meta>
</file>